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stration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Issue 9362 Demostration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19"/>
        </table:table-row>
        <table:table-row table:style-name="ro2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19"/>
        </table:table-row>
        <table:table-row table:style-name="ro3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7"/>
        </table:table-row>
        <table:table-row table:style-name="ro1">
          <table:table-cell table:style-name="Default" table:number-columns-repeated="1020"/>
        </table:table-row>
        <table:table-row table:style-name="ro2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19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7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7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2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stration">
            <text:p>Share Issue 9362 Demostration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7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7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7"/>
        </table:table-row>
        <table:table-row table:style-name="ro1" table:number-rows-repeated="6549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0">10/07/2010</text:date>, <text:time>18:18:0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7-10T18:18:04</dc:date>
    <meta:editing-duration>PT25H10M17S</meta:editing-duration>
    <meta:editing-cycles>103</meta:editing-cycles>
    <meta:generator>OpenOffice.org/3.2$Linux OpenOffice.org_project/320m12$Build-9483</meta:generator>
    <dc:creator>luzi82 </dc:creator>
    <meta:document-statistic meta:table-count="3" meta:cell-count="56" meta:object-count="0"/>
  </office:meta>
</office:document-meta>
</file>